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0" style:family="paragraph" style:parent-style-name="Standard">
      <style:paragraph-properties fo:margin-left="0in" fo:text-align="center"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32"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3"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4"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5" style:family="paragraph" style:parent-style-name="Standard">
      <style:paragraph-properties fo:margin-left="0in" fo:text-align="center"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37" style:family="paragraph" style:parent-style-name="Standard">
      <style:paragraph-properties fo:margin-left="0in" fo:text-align="end"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1" style:family="paragraph" style:parent-style-name="Standard">
      <style:paragraph-properties fo:margin-left="0in" fo:text-align="end"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44"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88"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8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9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91" style:family="text">
      <style:text-properties style:font-name="PT Mono" fo:font-size="8pt" fo:font-style="italic" style:font-size-asian="8pt" style:font-style-asian="italic" style:font-size-complex="8pt" style:font-style-complex="italic"/>
    </style:style>
    <style:style style:name="T292" style:family="text">
      <style:text-properties style:font-name="PT Mono" fo:font-size="8pt" style:font-size-asian="8pt" style:font-size-complex="8pt"/>
    </style:style>
    <style:style style:name="T293" style:family="text">
      <style:text-properties style:font-name="PT Mono" fo:font-size="8pt" officeooo:rsid="0252943a" style:font-size-asian="8pt" style:font-size-complex="8pt"/>
    </style:style>
    <style:style style:name="T294" style:family="text">
      <style:text-properties style:font-name="PT Mono" fo:font-size="8pt" officeooo:rsid="025f9a35" style:font-size-asian="8pt" style:font-size-complex="8pt"/>
    </style:style>
    <style:style style:name="T295" style:family="text">
      <style:text-properties style:font-name="PT Mono" fo:font-size="8pt" officeooo:rsid="0263d5aa" style:font-size-asian="8pt" style:font-size-complex="8pt"/>
    </style:style>
    <style:style style:name="T296" style:family="text">
      <style:text-properties officeooo:rsid="0196f739"/>
    </style:style>
    <style:style style:name="T297" style:family="text">
      <style:text-properties officeooo:rsid="0197b448"/>
    </style:style>
    <style:style style:name="T298" style:family="text">
      <style:text-properties officeooo:rsid="01984360"/>
    </style:style>
    <style:style style:name="T299" style:family="text">
      <style:text-properties officeooo:rsid="0199a26c"/>
    </style:style>
    <style:style style:name="T300" style:family="text">
      <style:text-properties officeooo:rsid="01a115e3"/>
    </style:style>
    <style:style style:name="T301" style:family="text">
      <style:text-properties officeooo:rsid="01a2e96c"/>
    </style:style>
    <style:style style:name="T302" style:family="text">
      <style:text-properties officeooo:rsid="01cfad6a"/>
    </style:style>
    <style:style style:name="T303" style:family="text">
      <style:text-properties officeooo:rsid="01dba3a1"/>
    </style:style>
    <style:style style:name="T304" style:family="text">
      <style:text-properties officeooo:rsid="01e36506"/>
    </style:style>
    <style:style style:name="T305" style:family="text">
      <style:text-properties officeooo:rsid="01e48d0a"/>
    </style:style>
    <style:style style:name="T306" style:family="text">
      <style:text-properties officeooo:rsid="020714ee"/>
    </style:style>
    <style:style style:name="T307" style:family="text">
      <style:text-properties officeooo:rsid="02363a67"/>
    </style:style>
    <style:style style:name="T308" style:family="text">
      <style:text-properties officeooo:rsid="024327ec"/>
    </style:style>
    <style:style style:name="T30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96">moved to the couch and </text:span>read through my life since<text:span text:style-name="T296">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97"> . .I listened to a couple River Whyless songs while texting Maddy, Cait and then Scott, saying, </text:span></text:p>
      <text:p text:style-name="P203"><text:s text:c="2"/><text:span text:style-name="T297">"</text:span>no rush at all on the venmis but just checking it didn't get to the wrong Ross Montsinger... that guy's shady!!<text:span text:style-name="T297">"</text:span></text:p>
      <text:p text:style-name="P203"><text:span text:style-name="T297"><text:s text:c="3"/>Scott said, "</text:span>Oh shnap! <text:s/>Totally spaced! <text:s/>To much stoney wall staring!<text:span text:style-name="T297">" with a laugh-cry face, and then, "</text:span>will do now!<text:span text:style-name="T297">"</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97">Shattering the Hourglass</text:span> while trying to buy the Fillion journal I had been eyeing for weeks, but the purchase inexplicably <text:span text:style-name="T298">failed t</text:span>o <text:span text:style-name="T300">go</text:span> through. I took it as a sign and noticed it was slightly too small anyway, so I looked around for an alternative, possibly locally, until<text:span text:style-name="T298">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00">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30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00">for her,</text:span> a GF medium no-onion <text:span text:style-name="T301">w/ hop water</text:span>.</text:p>
      <text:p text:style-name="P205"><text:s text:c="3"/>I made it back to the park at six on the nose, but the power had not <text:span text:style-name="T301">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99">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30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30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03">plays drums on</text:span> the track a year <text:span text:style-name="T302">earlier </text:span><text:span text:style-name="T30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04">The Ross docket includes Wordle, Aldi, Izzy’s, journal edits, bath, shave, </text:span><text:span text:style-name="T305">make journal, clean kitchen, </text:span><text:span text:style-name="T30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06">H</text:span><text:span text:style-name="T224">: My mom is buzzing because she had so much fun with you guys</text:span></text:p>
      <text:p text:style-name="P157"><text:span text:style-name="T306">M</text:span><text:span text:style-name="T224">: I love her!</text:span></text:p>
      <text:p text:style-name="P156"><text:span text:style-name="T306">H</text:span><text:span text:style-name="T224">: She's pretty great imo</text:span></text:p>
      <text:p text:style-name="P156"><text:span text:style-name="T306">R</text:span><text:span text:style-name="T224">: Fun squad, lfg, I'm buzzin too</text:span></text:p>
      <text:p text:style-name="P355"><text:tab/>And it ain't the decaf</text:p>
      <text:p text:style-name="P156"><text:span text:style-name="T306">M</text:span><text:span text:style-name="T224">: I heard we're going bowling next?</text:span></text:p>
      <text:p text:style-name="P156"><text:span text:style-name="T306">R</text:span><text:span text:style-name="T224">: I look ready bc I am</text:span></text:p>
      <text:p text:style-name="P156"><text:span text:style-name="T306">H</text:span><text:span text:style-name="T224">: The decaf was pretty great but I'm just so happy <text:tab/>to hang out with y'all!</text:span></text:p>
      <text:p text:style-name="P158">M<text:span text:style-name="T125">: Yeeeeeee</text:span></text:p>
      <text:p text:style-name="P156"><text:span text:style-name="T30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0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09">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308">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8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92">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89">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93">V</text:span><text:span text:style-name="T292">III.XVI</text:span></text:p>
      <text:p text:style-name="P429"><text:span text:style-name="T272"/></text:p>
      <text:p text:style-name="P42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9"><text:span text:style-name="T278"/></text:p>
      <text:p text:style-name="P430"><text:span text:style-name="T278">/ / /</text:span></text:p>
      <text:p text:style-name="P431"><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2"><text:span text:style-name="T27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span></text:p>
      <text:p text:style-name="P432"><text:span text:style-name="T27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span></text:p>
      <text:p text:style-name="P432"><text:span text:style-name="T272">. . .I watched some teenagers try to paralell park, then walked to Double D’s. The line was long, but Scott &amp; Leann were hopping off the bus, said they were glad to see me as they had just had a strange exchange with someone who had called them peasants.</text:span></text:p>
      <text:p text:style-name="P432"><text:span text:style-name="T27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span></text:p>
      <text:p text:style-name="P432"><text:span text:style-name="T272"/></text:p>
      <text:p text:style-name="P433"><text:soft-page-break/><text:span text:style-name="T272">. . .</text:span></text:p>
      <text:p text:style-name="P432"><text:span text:style-name="T272"/></text:p>
      <text:p text:style-name="P434"><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34"><text:span text:style-name="T272"/></text:p>
      <text:p text:style-name="P434"><text:span text:style-name="T292">VIII.XVII</text:span></text:p>
      <text:p text:style-name="P434"><text:span text:style-name="T272"/></text:p>
      <text:p text:style-name="P434"><text:span text:style-name="T272">I woke around 7:15ish feeling nervous, thought about the ways this trip could go wrong, packed my two bags with whatever I thought essential (plaid shirt, blanket, towel, Hollister pants, toothbrush, floss, toothpaste, cup, two journals and an extra notebook, pen, USB cable, Bronner’s.</text:span></text:p>
      <text:p text:style-name="P434"><text:span text:style-name="T272"/></text:p>
      <text:p text:style-name="P434"><text:span text:style-name="T272">I should take another T-shirt.</text:span></text:p>
      <text:p text:style-name="P434"><text:span text:style-name="T272"/></text:p>
      <text:p text:style-name="P435"><text:span text:style-name="T272">. . .</text:span></text:p>
      <text:p text:style-name="P434"><text:span text:style-name="T272"/></text:p>
      <text:p text:style-name="P436"><text:span text:style-name="T272">I got picked up by Elisha, rode to the Cantingles, used the restroom, bought a 12 of hop water + a latte, waited outside. He came up behind me, said, “</text:span><text:span text:style-name="T28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3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29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3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3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36"><text:span text:style-name="T281"><text:s text:c="3"/>When they returned, gary made delicious spaghetti with the help of Jason’s sausages for the sauce. We talked about going out for sunset, but it was too late. I soon went to sleep, and there was a heavy rain.</text:span></text:p>
      <text:p text:style-name="P436"><text:span text:style-name="T281"/></text:p>
      <text:p text:style-name="P437"><text:span text:style-name="T292">VIII.XVIII</text:span></text:p>
      <text:p text:style-name="P438"><text:span text:style-name="T272"/></text:p>
      <text:p text:style-name="P43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3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39"><text:span text:style-name="T272"><text:s text:c="3"/>I didn’t have a light, shovel or toilet paper, and maybe even got some on my shoe. I just went to bed, feeling lighter but not particularly comfortable.</text:span></text:p>
      <text:p text:style-name="P439"><text:span text:style-name="T272"/></text:p>
      <text:p text:style-name="P439"><text:span text:style-name="T292">VIII.XIX</text:span></text:p>
      <text:p text:style-name="P439"><text:span text:style-name="T292"/></text:p>
      <text:p text:style-name="P442"><text:span text:style-name="T292">Jason and I woke around the same time. We all drank coffee while Gary made breakfast burritos. We packed up camp while </text:span><text:span text:style-name="T295">he</text:span><text:span text:style-name="T292"> and Locke went to rent a pontoon. We loaded that up and it became apparent that I would be part of the rowing crew with Ben and Elisha since Locke’s car was full and Jason would only be going to Canton. </text:span></text:p>
      <text:p text:style-name="P442"><text:span text:style-name="T292"><text:s text:c="3"/>We rowed all the way there with only a short hangout/smoke near the rope swing. I navigated, which helped me feel like I </text:span><text:span text:style-name="T295">had</text:span><text:span text:style-name="T292"> contributed </text:span><text:span text:style-name="T291">something</text:span><text:span text:style-name="T292"> all weekend. We arrived at the dock, loaded Ben’s car. Elisha repacked his truck while Ben fastened the canoe to the roof. We said goodbye to Eli, started driving away.</text:span></text:p>
      <text:p text:style-name="P442"><text:span text:style-name="T292"><text:s text:c="3"/>I deleted a few first messages to Hannah. I didn’t want to seem </text:span><text:span text:style-name="T291">too</text:span><text:span text:style-name="T292"> eager to message her. I eventually said, “I'm alive and enriched! How's Germany??”</text:span></text:p>
      <text:p text:style-name="P442"><text:span text:style-name="T29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294">w/ a 20-ounce Coke</text:span><text:span text:style-name="T292">, took a bath. The water burned my legs. I started writing at the computer, ate some pizza and continued until 8:13.</text:span></text:p>
      <text:p text:style-name="P442"><text:span text:style-name="T292"/></text:p>
      <text:p text:style-name="P443"><text:span text:style-name="T292">. . .</text:span></text:p>
      <text:p text:style-name="P442"><text:span text:style-name="T292"/></text:p>
      <text:p text:style-name="P444"><text:span text:style-name="T292">I slept til around 3AM, </text:span><text:span text:style-name="T295">then</text:span><text:span text:style-name="T292"> decided to shake out my sheets and remake my bed, which felt amazing. I soon had a message from Hannah. We chatted til about 5AM and I gave myself an electric shave + finished my Coca Cola.</text:span></text:p>
      <text:p text:style-name="P444"><text:span text:style-name="T292"/></text:p>
      <text:p text:style-name="P441"><text:span text:style-name="T292">VIII.XX</text:span></text:p>
      <text:p text:style-name="P440"><text:span text:style-name="T272"/></text:p>
      <text:p text:style-name="P44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87">Thank You, Butt</text:span><text:span text:style-name="T272"> pants over my black leggings and then my Hypos shirt so that my sunburns were fully covered, grabbed both bags + hat &amp; shoes, went downstairs, made a coffee in my to-go cup, left the house.</text:span></text:p>
      <text:p text:style-name="P44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87">Non-Alcoholic</text:span><text:span text:style-name="T272">?</text:span><text:span text:style-name="T287">”</text:span></text:p>
      <text:p text:style-name="P440"><text:span text:style-name="T28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0T13:30:45.140426069</dc:date>
    <meta:editing-duration>P32DT17H50M26S</meta:editing-duration>
    <meta:editing-cycles>488</meta:editing-cycles>
    <meta:generator>LibreOffice/24.2.5.2$MacOSX_X86_64 LibreOffice_project/bffef4ea93e59bebbeaf7f431bb02b1a39ee8a59</meta:generator>
    <meta:print-date>2024-08-16T09:07:22.621781852</meta:print-date>
    <meta:document-statistic meta:table-count="0" meta:image-count="0" meta:object-count="0" meta:page-count="122" meta:paragraph-count="1015" meta:word-count="37036" meta:character-count="194586" meta:non-whitespace-character-count="157101"/>
  </office:meta>
</office:document-meta>
</file>